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ff3333"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style>
    <style:style style:name="P16"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style:use-window-font-color="true" fo:language="ru" fo:country="RU" fo:font-style="normal" style:font-style-asian="normal" style:font-style-complex="normal"/>
    </style:style>
    <style:style style:name="P18"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3">
      <style:text-properties fo:language="ru" fo:country="RU"/>
    </style:style>
    <style:style style:name="P25" style:family="paragraph" style:parent-style-name="Text_20_body" style:list-style-name="L3">
      <style:text-properties fo:language="ru" fo:country="RU" fo:background-color="#ffff00"/>
    </style:style>
    <style:style style:name="P2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fo:language="ru" fo:country="RU"/>
    </style:style>
    <style:style style:name="T5" style:family="text">
      <style:text-properties fo:color="#0000ff" fo:language="ru" fo:country="RU"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fo:font-style="normal" style:font-style-asian="normal" style:font-style-complex="normal"/>
    </style:style>
    <style:style style:name="T8" style:family="text">
      <style:text-properties style:use-window-font-color="true"/>
    </style:style>
    <style:style style:name="T9"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11" style:family="text">
      <style:text-properties style:use-window-font-color="true" fo:font-style="normal" style:font-style-asian="normal" style:font-style-complex="normal"/>
    </style:style>
    <style:style style:name="T12"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fo:color="#6666ff" fo:font-style="italic" fo:font-weight="normal" style:font-style-asian="italic" style:font-weight-asian="normal" style:font-style-complex="italic" style:font-weight-complex="normal"/>
    </style:style>
    <style:style style:name="T14" style:family="text">
      <style:text-properties fo:language="uk" fo:country="UA"/>
    </style:style>
    <style:style style:name="T15" style:family="text">
      <style:text-properties fo:color="#3399ff"/>
    </style:style>
    <style:style style:name="T16" style:family="text">
      <style:text-properties fo:color="#3333ff"/>
    </style:style>
    <style:style style:name="T17" style:family="text">
      <style:text-properties fo:color="#00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70</text:h>
      <text:p text:style-name="P12">&lt;В конце каждой главы (чтобы не спойлерить) - рисунок мозаики, отображающий суть главы.&gt;</text:p>
      <text:p text:style-name="P1"><text:span text:style-name="T3">&lt;</text:span><text:span text:style-name="T4">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3">Electronics “Disappointed”/Gary Jules “Mad World”/Pink Floyd “Another Brick In The Wall”</text:span></text:p>
      <text:p text:style-name="P16">2. Пробуждение - <text:span text:style-name="T6">Pet Shop Boys “So Hard”???</text:span></text:p>
      <text:p text:style-name="P16">3. Норф - <text:span text:style-name="T6">Dire Straits “Coyote”</text:span></text:p>
      <text:p text:style-name="P20">4. З<text:span text:style-name="T3">аклинание Последнего Шанса. </text:span><text:span text:style-name="T7">Mike Oldfield – Tres Lunas ”To Be Free” (Radio Edit)</text:span></text:p>
      <text:p text:style-name="P21">5. <text:span text:style-name="T8">Нерадивый ученик</text:span></text:p>
      <text:p text:style-name="P20"><text:span text:style-name="T7">6. </text:span><text:span text:style-name="T11">Нерадивый ученик-2</text:span><text:span text:style-name="T7"> </text:span><text:span text:style-name="T5">-Depeche Mode — Painkiller</text:span></text:p>
      <text:p text:style-name="P17">7. Жаркий пикник &lt;<text:span text:style-name="T15">Mylene Farmer — L`Ame-Stram-Gram</text:span>&gt;<text:line-break/>8. Стыд <text:s/>- <text:span text:style-name="T16">Pet Shop Boys — A Man Could Get Arrested</text:span></text:p>
      <text:p text:style-name="P17">9. Кошмар пегасов</text:p>
      <text:p text:style-name="P17">10. (40*<text:span text:style-name="T1">ctg(Pi/4)-6)/(ln(e)-sin(0)) </text:span>- </text:p>
      <text:p text:style-name="P17"><text:span text:style-name="T17">11. </text:span>Прощание-<text:span text:style-name="T17"> Mark Knopfler — Hill Farmers Blues (Live At Cordoba)</text:span><text:line-break/></text:p>
      <text:p text:style-name="P19">Roxette - Crush On You, How Do You Do</text:p>
      <text:p text:style-name="P19">Seal - Killer, Amazing (Thin White Duke Remix)</text:p>
      <text:p text:style-name="P19">Synthis — Empty Skies</text:p>
      <text:p text:style-name="P19">Cure — Apart, Love Song, Lullaby, The Big Hand, Wrong Number</text:p>
      <text:p text:style-name="P19">Theatre of Tragedy — Lorelei</text:p>
      <text:p text:style-name="P19">Therion — To Mega Therion, O Fortuna</text:p>
      <text:p text:style-name="P19">Martin Mitton — Lonely Girl</text:p>
      <text:p text:style-name="P18"/>
      <text:h text:style-name="Heading_20_2" text:outline-level="2">Глава X</text:h>
      <text:p text:style-name="Text_20_body">Дальнейшее сближение Анона с Дэш, пока «Громовержец» летит к замку Сестёр.</text:p>
      <text:p text:style-name="P1"><text:span text:style-name="T10">&lt;</text:span><text:span text:style-name="T12">- Учти, я ни капельки не жалею о наших поебушках! Это было круто! Хотя мне хочется большего. Я до сих пор пахну тобой… и хочу пахнуть… Это неправильно, так ведь?</text:span></text:p>
      <text:p text:style-name="P1"><text:span text:style-name="T9">&lt;</text:span><text:span text:style-name="T1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9">&gt;</text:span></text:p>
      <text:p text:style-name="P11">&lt;<text:span text:style-name="T3"> Пони — сельские жители и не любят больших городов. </text:span>&gt;</text:p>
      <text:p text:style-name="P7"><text:span text:style-name="T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text:span><text:span text:style-name="T3">&gt;</text:span></text:p>
      <text:p text:style-name="P7"><text:span text:style-name="T3">&lt;</text:span><text:span text:style-name="T3">«Болото» на самом деле — провал, заполненный иномирной слизью</text:span>&gt;</text:p>
      <text:p text:style-name="P9"><text:soft-page-break/>Дэш выписывает пируэты в небе. Анон пытается зарисовать её (Дэш попросила его об этом — схематические рисунки пируэтов Дэш).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сорвать рубашку,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text:soft-page-break/>–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
      <text:p text:style-name="P9">(пегаска говорит, что когда возникают сильные чувства, можно даже читать мысли. Анон дарит Дэш рисунок на прощание — она просила его об этом. Дэш потом дорисовывает на рисунке Анона)</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4">Ещ</text:span><text:span text:style-name="T3">ё</text:span><text:span text:style-name="T14"> </text:span><text:span text:style-name="T3">немного, и будет как новенькая! В дворцовом гараже среди кучи хлама таки нашлось лопнувшее колесо, которое я смог починить — наука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С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text:soft-page-break/>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4">Во всём мире остались только м</text:span>ы<text:span text:style-name="T14">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зародились в уголке моего восторженного сознания.</text:p>
      <text:p text:style-name="P6"/>
      <text:p text:style-name="P13">Я хотел бы лететь в небе рядом с тобой, но у меня нет крыльев.</text:p>
      <text:p text:style-name="P13">Мне хотелось бы лежать на облаке рядом с тобой, но я сын земли.</text:p>
      <text:p text:style-name="P13">Всё, что я могу — нарисовать тебя купающейся в солнечных лучах.</text:p>
      <text:p text:style-name="P13"/>
      <text:p text:style-name="P13">Я хотела бы бежать с тобой по полю, но у меня есть крылья.</text:p>
      <text:p text:style-name="P13">Я хотела бы лежать с тобой на поле ромашек, но я дочь неба.</text:p>
      <text:p text:style-name="P13">Всё что я могу — нести тебя в колеснице по облакам.</text:p>
      <text:p text:style-name="P13"/>
      <text:p text:style-name="P14">Картинка смазалась у меня перед глазами и на миг я увидел вместо гряды облаков поле с ромашками. Голубая радужногривая пегаска летела навстречу бегущему по полю человеку, и когда они <text:soft-page-break/>встретились… </text:p>
      <text:p text:style-name="P3"/>
      <text:p text:style-name="P3">Я помотал головой, разгоняя глюки. Не отвлекайся, Анон! Следи за пегаской,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верх.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жидкость на вкус. Хм, 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5"/>
      <text:h text:style-name="Heading_20_2" text:outline-level="2">Идеи</text:h>
      <text:list xml:id="list5764342965576029735" text:style-name="L1">
        <text:list-item>
          <text:p text:style-name="P22">Книги:</text:p>
        </text:list-item>
      </text:list>
      <text:list xml:id="list4120163468710995016"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6">«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3">Дасти Вейфарер «Зебрианская культура, быт и фольклор»</text:p>
        </text:list-item>
        <text:list-item>
          <text:p text:style-name="P23"><text:soft-page-break/>«Краткая история Эквестрии»</text:p>
        </text:list-item>
        <text:list-item>
          <text:p text:style-name="P23">«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6">«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7590835913649556199" text:style-name="L3">
        <text:list-item>
          <text:p text:style-name="P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5">Селестия — переменчивая пони. В одно время не строгая, а в другое может быть такой, что страшно становится</text:p>
        </text:list-item>
        <text:list-item>
          <text:p text:style-name="P24">У Селестии были такие элементы гармонии: Магия, Доброта, Смех. У Луны — Верность, Честность, Щедрость. (ксенофазия)</text:p>
        </text:list-item>
        <text:list-item>
          <text:p text:style-name="P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4">Около 820-ти лет назад будущий маг Лайтнинг Стар поступил на обучение к наставнику Тииспоту</text:p>
        </text:list-item>
        <text:list-item>
          <text:p text:style-name="P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4">У Селестии грива и хвост развеваются и переливаются от магического шампуня</text:p>
        </text:list-item>
        <text:list-item>
          <text:p text:style-name="P24">Тело Селестии очень крепкое — может выдержать несколько тонн земли</text:p>
        </text:list-item>
        <text:list-item>
          <text:p text:style-name="P24">Дискорд намного старше принцесс, его магия сильнее ихней на голову</text:p>
        </text:list-item>
        <text:list-item>
          <text:p text:style-name="P24">Луна младше Селестии на 3 года. Сёстрам около 5000 лет. <text:span text:style-name="T2">По другим данным, Селестии около 2500 лет (Обмен).</text:span></text:p>
        </text:list-item>
        <text:list-item>
          <text:p text:style-name="P24">Принцессы начали войну с Дискордом в возрасте, когда им было около 700 лет — и продолжалась война почти сто лет</text:p>
        </text:list-item>
        <text:list-item>
          <text:p text:style-name="P24"><text:soft-page-break/>Самый главный враг сестёр и Дискорда — скука</text:p>
        </text:list-item>
        <text:list-item>
          <text:p text:style-name="P24">В Эквестрии на одного жеребца приходится четыре - пять кобыл</text:p>
        </text:list-item>
        <text:list-item>
          <text:p text:style-name="P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4">Селестия в первые полторы тысячи лет путешествовала — и заварила несколько войн (две — с Эквестрией, в одной была против Луны)</text:p>
        </text:list-item>
        <text:list-item>
          <text:p text:style-name="P24">Настоящий цвет гривы Селестии — клубнично-розовая. Радужный цвет гривы и хвоста поддерживается магией</text:p>
        </text:list-item>
        <text:list-item>
          <text:p text:style-name="P24">Кроме Дискорда, старше сестёр ещё старейшина драконов</text:p>
        </text:list-item>
        <text:list-item>
          <text:p text:style-name="P24">Кэйденс не прожила и 60-ти лет и является низкорожденной</text:p>
        </text:list-item>
        <text:list-item>
          <text:p text:style-name="P2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4">Народ тихо фигел от нововведений и с ещё большим ожесточением продолжал делать по-своему</text:p>
        </text:list-item>
        <text:list-item>
          <text:p text:style-name="P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4">Когда пони женятся, они обмениваются ножными браслетами</text:p>
        </text:list-item>
        <text:list-item>
          <text:p text:style-name="P24">Светилами, кроме сестёр, могут управлять единороги (группы), Дискорд, Твайлайт и Старсвирл</text:p>
        </text:list-item>
        <text:list-item>
          <text:p text:style-name="P24">Королева Кризалис — правительница Зелёной Долины</text:p>
        </text:list-item>
        <text:list-item>
          <text:p text:style-name="P24">Мать Луны и Селестии — аликорн Лорен. Мать Дискорда — Алиса (пони-человек)</text:p>
        </text:list-item>
        <text:list-item>
          <text:p text:style-name="P24">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3T00:18:23.05</dc:date>
    <meta:editing-duration>P4DT16H11M21S</meta:editing-duration>
    <meta:editing-cycles>197</meta:editing-cycles>
    <meta:generator>OpenOffice/4.1.1$Win32 OpenOffice.org_project/411m6$Build-9775</meta:generator>
    <dc:creator>макс </dc:creator>
    <meta:document-statistic meta:table-count="0" meta:image-count="0" meta:object-count="0" meta:page-count="7" meta:paragraph-count="160" meta:word-count="2795" meta:character-count="17938"/>
  </office:meta>
</office:document-meta>
</file>